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A0000024C4072FFAC0DFBD3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line-height="150%" fo:text-align="justify" fo:text-indent="0cm"/>
    </style:style>
    <style:style style:name="P2" style:family="paragraph">
      <style:paragraph-properties fo:margin-left="0cm" fo:margin-right="0cm" fo:line-height="150%" fo:text-align="justify" fo:text-indent="0cm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cm" fo:margin-bottom="0cm" fo:line-height="150%" fo:text-align="justify" fo:text-indent="0cm"/>
    </style:style>
    <style:style style:name="P6" style:family="paragraph">
      <style:paragraph-properties fo:margin-left="0cm" fo:margin-right="0cm" fo:margin-top="0cm" fo:margin-bottom="0cm" fo:line-height="150%" fo:text-align="justify" fo:text-indent="-0.635cm">
        <style:tab-stops>
          <style:tab-stop style:position="-1.099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-1.416cm"/>
        </style:tab-stops>
      </style:paragraph-properties>
    </style:style>
    <style:style style:name="P8" style:family="paragraph">
      <style:paragraph-properties fo:margin-left="0cm" fo:margin-right="0cm" fo:line-height="150%" fo:text-align="justify" fo:text-indent="-0.635cm">
        <style:tab-stops>
          <style:tab-stop style:position="-0.658cm"/>
        </style:tab-stops>
      </style:paragraph-properties>
    </style:style>
    <style:style style:name="P9" style:family="paragraph">
      <style:paragraph-properties fo:margin-left="0cm" fo:margin-right="0cm" fo:line-height="150%" fo:text-align="justify" fo:text-indent="0cm">
        <style:tab-stops>
          <style:tab-stop style:position="-0.023cm"/>
        </style:tab-stops>
      </style:paragraph-properties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DejaVu Math TeX Gyre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DejaVu Math TeX Gyre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Math TeX Gyre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ize="28pt" style:text-underline-style="none" style:font-size-asian="28pt" style:font-name-complex="DejaVu Math TeX Gyre" style:font-size-complex="28pt"/>
    </style:style>
    <style:style style:name="T6" style:family="text">
      <style:text-properties style:font-name="DejaVu Math TeX Gyre" fo:font-size="26pt" style:text-underline-style="none" style:font-size-asian="26pt" style:font-name-complex="DejaVu Math TeX Gyre" style:font-size-complex="26pt"/>
    </style:style>
    <style:style style:name="T7" style:family="text">
      <style:text-properties style:font-name="DejaVu Math TeX Gyre" fo:font-size="11pt" style:text-underline-style="none" style:font-size-asian="11pt" style:font-name-complex="DejaVu Math TeX Gyre"/>
    </style:style>
    <style:style style:name="T8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9" style:family="text">
      <style:text-properties style:font-name="DejaVu Math TeX Gyre" fo:font-size="36pt" style:text-underline-style="none" style:font-size-asian="36pt" style:font-name-complex="DejaVu Math TeX Gyre" style:font-size-complex="36pt"/>
    </style:style>
    <style:style style:name="T10" style:family="text">
      <style:text-properties style:font-name="DejaVu Math TeX Gyre" fo:font-size="11pt" style:text-underline-style="none" fo:background-color="transparent" style:font-size-asian="11pt" style:font-name-complex="DejaVu Math TeX Gyre" style:font-size-complex="36pt"/>
    </style:style>
    <style:style style:name="T11" style:family="text">
      <style:text-properties style:font-name="DejaVu Math TeX Gyre" fo:font-size="11pt" style:text-underline-style="none" fo:background-color="transparent" style:font-size-asian="11pt" style:font-name-complex="DejaVu Math TeX Gyre"/>
    </style:style>
    <style:style style:name="T12" style:family="text">
      <style:text-properties style:font-name="DejaVu Math TeX Gyre" fo:font-size="36pt" style:text-underline-style="none" fo:background-color="transparent" style:font-size-asian="36pt" style:font-name-complex="DejaVu Math TeX Gyre" style:font-size-complex="36pt"/>
    </style:style>
    <style:style style:name="T13" style:family="text">
      <style:text-properties fo:color="#ffffff" style:font-name="DejaVu Math TeX Gyre" fo:font-size="22pt" style:font-size-asian="22pt" style:font-name-complex="DejaVu Math TeX Gyre" style:font-size-complex="22pt"/>
    </style:style>
    <style:style style:name="T14" style:family="text">
      <style:text-properties fo:color="#ffffff" style:font-name="DejaVu Math TeX Gyre" fo:font-size="11pt" style:font-size-asian="11pt" style:font-name-complex="DejaVu Math TeX Gyre"/>
    </style:style>
    <style:style style:name="T15" style:family="text">
      <style:text-properties fo:color="#ffffff" style:font-name="DejaVu Math TeX Gyre" fo:font-size="24pt" style:font-size-asian="36pt" style:font-name-complex="DejaVu Math TeX Gyre" style:font-size-complex="36pt"/>
    </style:style>
    <style:style style:name="T16" style:family="text">
      <style:text-properties fo:color="#ffffff" style:font-name="DejaVu Math TeX Gyre" fo:font-size="11pt" style:font-size-asian="15pt" style:font-name-complex="DejaVu Math TeX Gyr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15.693cm" svg:x="1.4cm" svg:y="1.4cm" presentation:class="outline" presentation:user-transformed="true">
          <draw:text-box>
            <text:p text:style-name="P1"><text:span text:style-name="T1">Présentation :</text:span></text:p>
            <text:p text:style-name="P1"><text:span text:style-name="T2"/></text:p>
            <text:p text:style-name="P1"><text:span text:style-name="T2"/></text:p>
            <text:p text:style-name="P1"><text:span text:style-name="T2">Madame et mr membres du jury, bonjours. aujourd’hui j’ai l’honneur de vous présenter mon projet de fin d’étude intitulé « req-repo », il s’agit de la création d’une application web. ce travail a étais réaliser avec l’aide de Mlle Wafa MEHREZ, et Mr Nadim KHEM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15.893cm" svg:x="1.4cm" svg:y="1.2cm" presentation:class="outline" presentation:user-transformed="true">
          <draw:text-box>
            <text:list text:style-name="L1">
              <text:list-item>
                <text:p><text:span text:style-name="T3">Plan</text:span></text:p>
                <text:p><text:span text:style-name="T3"/></text:p>
                <text:p><text:span text:style-name="T3"/></text:p>
              </text:list-item>
            </text:list>
            <text:p text:style-name="P1"><text:span text:style-name="T4">Voici le plan que nous allons suivre pendant la présentation. Nous commencerons <text:s/>par une courte introduction suivi par l’étude de l’existant, suivi par la conception, suivi par la réalisation, et nous finirons par une conclusion et perspectiv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7.2cm" svg:height="19.6cm" svg:x="0.4cm" svg:y="0.6cm" presentation:class="outline" presentation:user-transformed="true">
          <draw:text-box>
            <text:list text:style-name="L1">
              <text:list-item>
                <text:p><text:span text:style-name="T3">Introduction</text:span></text:p>
              </text:list-item>
            </text:list>
            <text:p text:style-name="P5"><text:span text:style-name="T5">L’objectif de ce projet est de développer un outil open source pour la gestion des charges, il prend spécialement en compte les besoins des utilisateurs non-technique de la société :  «par exemple le groupe marketing .. » </text:span></text:p>
            <text:p text:style-name="P5"><text:span text:style-name="T5"/></text:p>
            <text:p text:style-name="P5"><text:span text:style-name="T5">le stage a étais effectuer dans une société française. Elle se spécialise dans le secteur d’activité, « conseil pour les affaires et développement des jeux vidéos » </text:span></text:p>
            <text:p text:style-name="P5"><text:span text:style-name="T5"/></text:p>
            <text:p text:style-name="P5"><text:span text:style-name="T5">La société a demandé que le projet soit développé sur la plate forme Linux. La licence utiliser suit le modèle open source </text:span></text:p>
            <text:p text:style-name="P5"><text:span text:style-name="T5"/></text:p>
            <text:p text:style-name="P5"><text:span text:style-name="T5">La méthode de développement utilise un principe itératif. Cela permet d’obtenir une meilleur qualité de communication et une meilleur visibilité. </text:span></text:p>
            <text:list text:continue-numbering="true"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7.4cm" svg:height="20.8cm" svg:x="0.4cm" svg:y="0cm" presentation:class="outline" presentation:user-transformed="true">
          <draw:text-box>
            <text:list text:style-name="L1">
              <text:list-item>
                <text:p><text:span text:style-name="T3">Étude de l’existant</text:span></text:p>
              </text:list-item>
            </text:list>
            <text:p text:style-name="P1"><text:span text:style-name="T6">Avant de commencer le développement de l’application. j’ai fait une analyse de plusieurs outils existants.</text:span></text:p>
            <text:p text:style-name="P1"><text:span text:style-name="T7"/></text:p>
            <text:p text:style-name="P1"><text:span text:style-name="T6">Premièrement l’application « in house » développer par les ingénieurs de la société, elle est utiliser dans un terminal par les utilisateurs techniques.</text:span></text:p>
            <text:p text:style-name="P1"><text:span text:style-name="T7"/></text:p>
            <text:p text:style-name="P1"><text:span text:style-name="T6">Les outils commerciaux, ces sont des outils de spécification des charges payants. J’ai analyser...</text:span></text:p>
            <text:p text:style-name="P1"><text:span text:style-name="T7"/></text:p>
            <text:p text:style-name="P1"><text:span text:style-name="T6">Finalement les outils open source. je fais l’analyse de deux outils ...</text:span></text:p>
            <text:list text:continue-numbering="true"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6.8cm" svg:height="20.6cm" svg:x="0.6cm" svg:y="0.4cm" presentation:class="outline" presentation:user-transformed="true">
          <draw:text-box>
            <text:list text:style-name="L1">
              <text:list-item>
                <text:p><text:span text:style-name="T8">Étude de l’existant« 2 »</text:span></text:p>
              </text:list-item>
            </text:list>
            <text:p text:style-name="P5"><text:span text:style-name="T9">Nous passons maintenant a la partie la plus importante de ce projet, la gestion des charges. Elle est composer de plusieurs étapes.</text:span></text:p>
            <text:p text:style-name="P5"><text:span text:style-name="T10"/></text:p>
            <text:p text:style-name="P5"><text:span text:style-name="T11"/></text:p>
            <text:p text:style-name="P5"><text:span text:style-name="T12">L’Elicitation, c’est collecter les charges a travers différente techniques « brainstorming, document analysis ... » </text:span></text:p>
            <text:p text:style-name="P5"><text:span text:style-name="T7"/></text:p>
            <text:p text:style-name="P5"><text:span text:style-name="T9">Le rassemblement, c’est la collection des charges déjà définit. «par exemple un sous ensemble de charge d’un projet équivalent »</text:span></text:p>
            <text:p text:style-name="P5"><text:span text:style-name="T7"/></text:p>
            <text:p text:style-name="P5"><text:span text:style-name="T9">L’étape suivante est analyse. Elle permet de mieux comprendre les charges. </text:span></text:p>
            <text:p text:style-name="P5"><text:span text:style-name="T7"/></text:p>
            <text:p text:style-name="P5"><text:span text:style-name="T9">La vérification a pour rôle de tester les charges </text:span></text:p>
            <text:p text:style-name="P5"><text:span text:style-name="T7"/></text:p>
            <text:p text:style-name="P5"><text:span text:style-name="T9">La catégorisation consiste a donner a chaque charges une ou plusieurs catégories.</text:span></text:p>
            <text:p text:style-name="P5"><text:span text:style-name="T7"/></text:p>
            <text:p text:style-name="P5"><text:span text:style-name="T9">La deduplication consiste a éliminer les charges redondante. la catégorisation aide a la déduplication.</text:span></text:p>
            <text:p text:style-name="P5"><text:span text:style-name="T9">La recherche aide l’utilisateur a trouver des charges.  « par exemple trouver toute les charge dans la catégorie sécurité »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7.2cm" svg:height="20cm" svg:x="0.4cm" svg:y="0.6cm" presentation:class="outline" presentation:user-transformed="true">
          <draw:text-box>
            <text:list text:style-name="L1">
              <text:list-item>
                <text:p>Conception</text:p>
              </text:list-item>
            </text:list>
            <text:p text:style-name="P6"><text:span text:style-name="T13">Le Brainstorming est une technique créative qui facilite la production des charges. Voici deux exemples.</text:span></text:p>
            <text:p text:style-name="P6"><text:span text:style-name="T13">Le Brainstorming visuel, c’est la technique de crée un design graphique pour chaque charge.</text:span></text:p>
            <text:p text:style-name="P7"><text:span text:style-name="T14"/></text:p>
            <text:p text:style-name="P6"><text:span text:style-name="T13">Cas d’utilisation générale. <text:s/>Les différentes actions prise par l’</text:span><text:span text:style-name="T13">utilisateur.</text:span></text:p>
            <text:p text:style-name="P7"><text:span text:style-name="T14"/></text:p>
            <text:p text:style-name="P6"><text:span text:style-name="T13">Raffinement de cas d’utilisation de « requirement views ».</text:span></text:p>
            <text:p text:style-name="P6"><text:span text:style-name="T13"/></text:p>
            <text:p text:style-name="P6"><text:span text:style-name="T13">Raffinement de cas d’utilisation de « manage attribute ».</text:span></text:p>
            <text:p text:style-name="P7"><text:span text:style-name="T14"/></text:p>
            <text:p text:style-name="P6"><text:span text:style-name="T13">La société a demander que la base de donnée soit décentraliser. « système de fichiers c’est une méthode de stockage des informations dans des fichi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6.8cm" svg:height="19.4cm" svg:x="0.6cm" svg:y="0.6cm" presentation:class="outline" presentation:user-transformed="true">
          <draw:text-box>
            <text:list text:style-name="L1">
              <text:list-item>
                <text:p>Réalisation</text:p>
                <text:p><text:s/></text:p>
              </text:list-item>
            </text:list>
            <text:p text:style-name="P8"><text:span text:style-name="T15">Voici quelque capture d’écran pour les éléments existent dans l’application.</text:span></text:p>
            <text:p text:style-name="P9"><text:span text:style-name="T16"/></text:p>
            <text:p text:style-name="P8"><text:span text:style-name="T15">Lors de développement de l’application j’ai utiliser Html, NodeJs, Javascript et CSS </text:span></text:p>
            <text:p text:style-name="P9"><text:span text:style-name="T16"/></text:p>
            <text:p text:style-name="P8"><text:span text:style-name="T15">Les outils utiliser pour le développement sont Sublimetext et bluegriffon 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42A0000024C4072FFAC0DFBD3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4:14:31.492844542</meta:creation-date>
    <dc:date>2017-05-24T20:15:46.297030454</dc:date>
    <meta:editing-duration>PT1H53M41S</meta:editing-duration>
    <meta:editing-cycles>6</meta:editing-cycles>
    <meta:generator>LibreOffice/5.2.2.2$Linux_X86_64 LibreOffice_project/20m0$Build-2</meta:generator>
    <meta:document-statistic meta:object-count="42"/>
  </office:meta>
</office:document-meta>
</file>